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39f" officeooo:paragraph-rsid="0012d3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1 H2 H3 H4 H5 H6 – Ordem de importância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15:09:13.595958092</meta:creation-date>
    <meta:generator>LibreOffice/6.4.4.2$Linux_X86_64 LibreOffice_project/40$Build-2</meta:generator>
    <dc:date>2020-08-20T15:10:23.209635507</dc:date>
    <meta:editing-duration>PT1M10S</meta:editing-duration>
    <meta:editing-cycles>1</meta:editing-cycles>
    <meta:document-statistic meta:table-count="0" meta:image-count="0" meta:object-count="0" meta:page-count="1" meta:paragraph-count="1" meta:word-count="9" meta:character-count="41" meta:non-whitespace-character-count="32"/>
  </office:meta>
</office:document-meta>
</file>